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62cm"/>
    </style:style>
    <style:style style:name="gr4" style:family="graphic" style:parent-style-name="standard">
      <style:graphic-properties draw:stroke="none" svg:stroke-color="#000000" draw:fill="none" draw:fill-color="#ffffff" fo:min-height="0.839cm"/>
    </style:style>
    <style:style style:name="gr5" style:family="graphic" style:parent-style-name="standard">
      <style:graphic-properties draw:stroke="none" svg:stroke-color="#000000" draw:fill="none" draw:fill-color="#ffffff" fo:min-height="0.889cm"/>
    </style:style>
    <style:style style:name="gr6" style:family="graphic" style:parent-style-name="standard">
      <style:graphic-properties draw:stroke="none" svg:stroke-color="#000000" draw:fill="none" draw:fill-color="#ffffff" fo:min-height="1.27cm"/>
    </style:style>
    <style:style style:name="gr7" style:family="graphic" style:parent-style-name="standard">
      <style:graphic-properties draw:stroke="none" svg:stroke-color="#000000" draw:fill="none" draw:fill-color="#ffffff" fo:min-height="1.52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6.223cm" svg:height="1.016cm" svg:x="1.254cm" svg:y="1.254cm">
          <text:p text:style-name="P1">Initialise connec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5" draw:id="id5" draw:layer="layout" svg:width="6.985cm" svg:height="2.54cm" svg:x="0.873cm" svg:y="10.779cm">
          <text:p text:style-name="P1">False egg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2" draw:id="id2" draw:layer="layout" svg:width="6.477cm" svg:height="1.143cm" svg:x="1.127cm" svg:y="3.286cm">
          <text:p text:style-name="P1">Move to topmost egg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" draw:id="id3" draw:layer="layout" svg:width="4.445cm" svg:height="1.016cm" svg:x="2.143cm" svg:y="5.699cm">
          <text:p text:style-name="P1">Pick egg up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4.366cm" svg:y1="2.27cm" svg:x2="4.366cm" svg:y2="3.286cm" draw:start-shape="id1" draw:start-glue-point="6" draw:end-shape="id2" draw:end-glue-point="4" svg:d="M4366 2270v1016" svg:viewBox="0 0 1 1017">
          <text:p/>
        </draw:connector>
        <draw:connector draw:style-name="gr2" draw:text-style-name="P1" draw:layer="layout" svg:x1="4.366cm" svg:y1="4.429cm" svg:x2="4.366cm" svg:y2="5.699cm" draw:start-shape="id2" draw:start-glue-point="6" draw:end-shape="id3" draw:end-glue-point="4" svg:d="M4366 4429v1270" svg:viewBox="0 0 1 1271">
          <text:p/>
        </draw:connector>
        <draw:connector draw:style-name="gr2" draw:text-style-name="P1" draw:layer="layout" svg:x1="4.366cm" svg:y1="6.715cm" svg:x2="4.366cm" svg:y2="7.985cm" draw:start-shape="id3" draw:start-glue-point="6" draw:end-shape="id4" draw:end-glue-point="4" svg:d="M4366 6715v1270" svg:viewBox="0 0 1 1271">
          <text:p/>
        </draw:connector>
        <draw:custom-shape draw:style-name="gr1" draw:text-style-name="P1" xml:id="id4" draw:id="id4" draw:layer="layout" svg:width="4.445cm" svg:height="1.397cm" svg:x="2.143cm" svg:y="7.985cm">
          <text:p text:style-name="P1">Identify egg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4.366cm" svg:y1="9.382cm" svg:x2="4.366cm" svg:y2="10.779cm" draw:start-shape="id4" draw:start-glue-point="6" draw:end-shape="id5" draw:end-glue-point="4" svg:d="M4366 9382v1397" svg:viewBox="0 0 1 1398">
          <text:p/>
        </draw:connector>
        <draw:custom-shape draw:style-name="gr1" draw:text-style-name="P1" xml:id="id6" draw:id="id6" draw:layer="layout" svg:width="4.699cm" svg:height="1.016cm" svg:x="10.017cm" svg:y="11.541cm">
          <text:p text:style-name="P1">Crack egg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8" draw:id="id8" draw:layer="layout" svg:width="6.477cm" svg:height="2.54cm" svg:x="9.128cm" svg:y="16.367cm">
          <text:p text:style-name="P1">Egg contains </text:p>
          <text:p text:style-name="P1">white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7" draw:id="id7" draw:layer="layout" svg:width="6.477cm" svg:height="1.27cm" svg:x="9.128cm" svg:y="13.7cm">
          <text:p text:style-name="P1">Identify egg content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9" draw:id="id9" draw:layer="layout" svg:width="6.223cm" svg:height="1.524cm" svg:x="9.255cm" svg:y="20.304cm">
          <text:p text:style-name="P1">Go to pa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6" draw:id="id16" draw:layer="layout" svg:width="5.334cm" svg:height="1.524cm" svg:x="17.764cm" svg:y="16.875cm">
          <text:p text:style-name="P1">Go to box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0" draw:id="id10" draw:layer="layout" svg:width="5.969cm" svg:height="1.524cm" svg:x="9.382cm" svg:y="23.225cm">
          <text:p text:style-name="P1">Drop egg content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1" draw:id="id11" draw:layer="layout" svg:width="5.969cm" svg:height="1.27cm" svg:x="9.382cm" svg:y="26.146cm">
          <text:p text:style-name="P1">Go to egg-box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2" draw:id="id12" draw:layer="layout" svg:width="5.969cm" svg:height="2.032cm" svg:x="9.382cm" svg:y="28.559cm">
          <text:p text:style-name="P1">Drop egg </text:p>
          <text:p text:style-name="P1">or egg shells</text:p>
          <draw:enhanced-geometry svg:viewBox="0 0 21600 21600" draw:type="rectangle" draw:enhanced-path="M 0 0 L 21600 0 21600 21600 0 21600 0 0 Z N"/>
        </draw:custom-shape>
        <draw:custom-shape draw:style-name="gr1" draw:text-style-name="P1" xml:id="id13" draw:id="id13" draw:layer="layout" svg:width="5.207cm" svg:height="2.286cm" svg:x="9.763cm" svg:y="31.861cm">
          <text:p text:style-name="P1">Eggs left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17" draw:id="id17" draw:layer="layout" svg:width="6.731cm" svg:height="1.524cm" svg:x="21.828cm" svg:y="28.94cm">
          <text:p text:style-name="P1">Move to next egg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4" draw:id="id14" draw:layer="layout" svg:width="8.001cm" svg:height="1.651cm" svg:x="8.366cm" svg:y="37.322cm">
          <text:p text:style-name="P1">Move to starting positio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7.858cm" svg:y1="12.049cm" svg:x2="10.017cm" svg:y2="12.049cm" draw:start-shape="id5" draw:start-glue-point="7" draw:end-shape="id6" draw:end-glue-point="5" svg:d="M7858 12049h2159" svg:viewBox="0 0 2160 1">
          <text:p/>
        </draw:connector>
        <draw:connector draw:style-name="gr2" draw:text-style-name="P1" draw:layer="layout" svg:x1="12.367cm" svg:y1="12.557cm" svg:x2="12.367cm" svg:y2="13.7cm" draw:start-shape="id6" draw:start-glue-point="6" draw:end-shape="id7" draw:end-glue-point="4" svg:d="M12367 12557v1143" svg:viewBox="0 0 1 1144">
          <text:p/>
        </draw:connector>
        <draw:connector draw:style-name="gr2" draw:text-style-name="P1" draw:layer="layout" svg:x1="12.367cm" svg:y1="14.97cm" svg:x2="12.367cm" svg:y2="16.367cm" draw:start-shape="id7" draw:start-glue-point="6" draw:end-shape="id8" draw:end-glue-point="4" svg:d="M12367 14970v1397" svg:viewBox="0 0 1 1398">
          <text:p/>
        </draw:connector>
        <draw:connector draw:style-name="gr2" draw:text-style-name="P1" draw:layer="layout" svg:x1="12.367cm" svg:y1="18.907cm" svg:x2="12.366cm" svg:y2="20.304cm" draw:start-shape="id8" draw:start-glue-point="6" draw:end-shape="id9" svg:d="M12367 18907v699h-1v698" svg:viewBox="0 0 2 1398">
          <text:p/>
        </draw:connector>
        <draw:connector draw:style-name="gr2" draw:text-style-name="P1" draw:layer="layout" svg:x1="12.367cm" svg:y1="21.828cm" svg:x2="12.367cm" svg:y2="23.225cm" draw:start-shape="id9" draw:start-glue-point="6" draw:end-shape="id10" draw:end-glue-point="4" svg:d="M12367 21828v1397" svg:viewBox="0 0 1 1398">
          <text:p/>
        </draw:connector>
        <draw:connector draw:style-name="gr2" draw:text-style-name="P1" draw:layer="layout" svg:x1="12.367cm" svg:y1="24.749cm" svg:x2="12.367cm" svg:y2="26.146cm" draw:start-shape="id10" draw:start-glue-point="6" draw:end-shape="id11" draw:end-glue-point="4" svg:d="M12367 24749v1397" svg:viewBox="0 0 1 1398">
          <text:p/>
        </draw:connector>
        <draw:connector draw:style-name="gr2" draw:text-style-name="P1" draw:layer="layout" svg:x1="12.367cm" svg:y1="27.416cm" svg:x2="12.366cm" svg:y2="28.559cm" draw:start-shape="id11" draw:start-glue-point="6" draw:end-shape="id12" draw:end-glue-point="0" svg:d="M12367 27416v572h-1v571" svg:viewBox="0 0 2 1144">
          <text:p/>
        </draw:connector>
        <draw:connector draw:style-name="gr2" draw:text-style-name="P1" draw:layer="layout" svg:x1="12.366cm" svg:y1="30.591cm" svg:x2="12.367cm" svg:y2="31.861cm" draw:start-shape="id12" draw:start-glue-point="2" draw:end-shape="id13" draw:end-glue-point="4" svg:d="M12366 30591v635h1v635" svg:viewBox="0 0 2 1271">
          <text:p/>
        </draw:connector>
        <draw:connector draw:style-name="gr2" draw:text-style-name="P1" draw:layer="layout" svg:x1="12.367cm" svg:y1="34.147cm" svg:x2="12.366cm" svg:y2="37.322cm" draw:start-shape="id13" draw:start-glue-point="6" draw:end-shape="id14" draw:end-glue-point="4" svg:d="M12367 34147v1588h-1v1587" svg:viewBox="0 0 2 3176">
          <text:p/>
        </draw:connector>
        <draw:connector draw:style-name="gr2" draw:text-style-name="P1" draw:layer="layout" svg:x1="14.97cm" svg:y1="33.004cm" svg:x2="17.256cm" svg:y2="33.004cm" draw:start-shape="id13" draw:start-glue-point="7" draw:end-shape="id15" draw:end-glue-point="5" svg:d="M14970 33004h2286" svg:viewBox="0 0 2287 1">
          <text:p/>
        </draw:connector>
        <draw:connector draw:style-name="gr2" draw:text-style-name="P1" draw:layer="layout" svg:x1="4.366cm" svg:y1="13.319cm" svg:x2="9.382cm" svg:y2="26.781cm" draw:start-shape="id5" draw:start-glue-point="6" draw:end-shape="id11" draw:end-glue-point="5" svg:d="M4366 13319v13462h5016" svg:viewBox="0 0 5017 13463">
          <text:p/>
        </draw:connector>
        <draw:connector draw:style-name="gr2" draw:text-style-name="P1" draw:layer="layout" svg:x1="15.605cm" svg:y1="17.637cm" svg:x2="17.764cm" svg:y2="17.637cm" draw:start-shape="id8" draw:start-glue-point="7" draw:end-shape="id16" draw:end-glue-point="5" svg:d="M15605 17637h2159" svg:viewBox="0 0 2160 1">
          <text:p/>
        </draw:connector>
        <draw:connector draw:style-name="gr2" draw:text-style-name="P1" draw:layer="layout" svg:x1="20.431cm" svg:y1="18.399cm" svg:x2="15.351cm" svg:y2="23.987cm" draw:start-shape="id16" draw:start-glue-point="6" draw:end-shape="id10" draw:end-glue-point="7" svg:d="M20431 18399v5588h-5080" svg:viewBox="0 0 5081 5589">
          <text:p/>
        </draw:connector>
        <draw:connector draw:style-name="gr2" draw:text-style-name="P1" draw:layer="layout" svg:x1="25.194cm" svg:y1="28.94cm" svg:x2="6.588cm" svg:y2="6.207cm" draw:start-shape="id17" draw:start-glue-point="4" draw:end-shape="id3" draw:end-glue-point="7" svg:d="M25194 28940v-22733h-18606" svg:viewBox="0 0 18607 22734">
          <text:p/>
        </draw:connector>
        <draw:frame draw:style-name="gr3" draw:layer="layout" svg:width="1.397cm" svg:height="1.012cm" svg:x="7.985cm" svg:y="11.16cm">
          <draw:text-box>
            <text:p>No</text:p>
          </draw:text-box>
        </draw:frame>
        <draw:frame draw:style-name="gr3" draw:layer="layout" svg:width="1.905cm" svg:height="1.012cm" svg:x="4.556cm" svg:y="13.573cm">
          <draw:text-box>
            <text:p>Yes</text:p>
          </draw:text-box>
        </draw:frame>
        <draw:frame draw:style-name="gr4" draw:layer="layout" svg:width="1.397cm" svg:height="1.089cm" svg:x="15.732cm" svg:y="16.748cm">
          <draw:text-box>
            <text:p>No</text:p>
          </draw:text-box>
        </draw:frame>
        <draw:frame draw:style-name="gr3" draw:layer="layout" svg:width="1.905cm" svg:height="1.012cm" svg:x="12.303cm" svg:y="19.034cm">
          <draw:text-box>
            <text:p>Yes</text:p>
          </draw:text-box>
        </draw:frame>
        <draw:frame draw:style-name="gr5" draw:layer="layout" svg:width="1.905cm" svg:height="1.139cm" svg:x="15.097cm" svg:y="32.119cm">
          <draw:text-box>
            <text:p>Yes</text:p>
          </draw:text-box>
        </draw:frame>
        <draw:frame draw:style-name="gr5" draw:layer="layout" svg:width="1.651cm" svg:height="1.139cm" svg:x="12.303cm" svg:y="34.278cm">
          <draw:text-box>
            <text:p>No</text:p>
          </draw:text-box>
        </draw:frame>
        <draw:custom-shape draw:style-name="gr1" draw:text-style-name="P1" xml:id="id15" draw:id="id15" draw:layer="layout" svg:width="6.858cm" svg:height="3.048cm" svg:x="17.256cm" svg:y="31.48cm">
          <text:p text:style-name="P1">4 eggs picked up and</text:p>
          <text:p text:style-name="P1">less than 2 min left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draw:line-skew="0.381cm" svg:x1="20.685cm" svg:y1="34.528cm" svg:x2="12.366cm" svg:y2="37.322cm" draw:start-shape="id15" draw:start-glue-point="6" draw:end-shape="id14" draw:end-glue-point="4" svg:d="M20685 34528v1778h-8319v1016" svg:viewBox="0 0 8320 2795">
          <text:p/>
        </draw:connector>
        <draw:connector draw:style-name="gr2" draw:text-style-name="P1" draw:layer="layout" svg:x1="24.114cm" svg:y1="33.004cm" svg:x2="25.193cm" svg:y2="30.464cm" draw:start-shape="id15" draw:start-glue-point="7" draw:end-shape="id17" svg:d="M24114 33004h1079v-2540" svg:viewBox="0 0 1080 2541">
          <text:p/>
        </draw:connector>
        <draw:frame draw:style-name="gr6" draw:layer="layout" svg:width="1.905cm" svg:height="1.52cm" svg:x="25.278cm" svg:y="31.897cm">
          <draw:text-box>
            <text:p>No</text:p>
          </draw:text-box>
        </draw:frame>
        <draw:frame draw:style-name="gr7" draw:layer="layout" svg:width="2.667cm" svg:height="1.774cm" svg:x="20.685cm" svg:y="34.786cm">
          <draw:text-box>
            <text:p>Y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5T07:38:21.835930406</meta:creation-date>
    <dc:date>2016-02-25T10:27:04.689464698</dc:date>
    <meta:editing-duration>PT2H33M30S</meta:editing-duration>
    <meta:editing-cycles>3</meta:editing-cycles>
    <meta:generator>LibreOffice/4.2.8.2$Linux_X86_64 LibreOffice_project/420m0$Build-2</meta:generator>
    <meta:document-statistic meta:object-count="45"/>
  </office:meta>
</office:document-meta>
</file>